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Menlo, 'Courier New', monospace"/>
    <style:font-face style:name="Lohit Devanagari1" svg:font-family="'Lohit Devanagari'"/>
    <style:font-face style:name="Menlo" svg:font-family="Menlo, Monaco, 'Courier New', Courier, monospace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b19" officeooo:paragraph-rsid="00048b19"/>
    </style:style>
    <style:style style:name="P2" style:family="paragraph" style:parent-style-name="Standard">
      <style:text-properties officeooo:rsid="00048b19" officeooo:paragraph-rsid="0005fce4"/>
    </style:style>
    <style:style style:name="P3" style:family="paragraph" style:parent-style-name="Standard">
      <style:text-properties officeooo:rsid="0005fce4" officeooo:paragraph-rsid="0005fce4"/>
    </style:style>
    <style:style style:name="P4" style:family="paragraph" style:parent-style-name="Standard">
      <style:text-properties officeooo:rsid="0007d527" officeooo:paragraph-rsid="0007d527"/>
    </style:style>
    <style:style style:name="P5" style:family="paragraph" style:parent-style-name="Standard">
      <style:text-properties officeooo:rsid="000be672" officeooo:paragraph-rsid="000be672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92929" style:font-name="Menlo" fo:font-size="12pt" fo:letter-spacing="normal" fo:font-style="normal" fo:font-weight="normal"/>
    </style:style>
    <style:style style:name="P7" style:family="paragraph" style:parent-style-name="Quotations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92929" style:font-name="medium-content-sans-serif-font" fo:font-size="14pt" fo:letter-spacing="normal" fo:font-style="normal" fo:font-weight="normal" officeooo:paragraph-rsid="000dcbdb"/>
    </style:style>
    <style:style style:name="P8" style:family="paragraph" style:parent-style-name="Quotations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92929" style:font-name="medium-content-sans-serif-font" fo:font-size="14pt" fo:letter-spacing="normal" fo:font-style="normal" fo:font-weight="normal" officeooo:rsid="000c303e" officeooo:paragraph-rsid="000c303e"/>
    </style:style>
    <style:style style:name="P9" style:family="paragraph" style:parent-style-name="Quotations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92929" style:font-name="medium-content-sans-serif-font" fo:font-size="14pt" fo:letter-spacing="normal" fo:language="en" fo:country="US" fo:font-style="normal" fo:font-weight="normal" officeooo:rsid="000c303e" officeooo:paragraph-rsid="000dcbdb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en" fo:country="US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c303e"/>
    </style:style>
    <style:style style:name="P12" style:family="paragraph" style:parent-style-name="Preformatted_20_Text">
      <style:text-properties officeooo:paragraph-rsid="0007d527"/>
    </style:style>
    <style:style style:name="P13" style:family="paragraph" style:parent-style-name="Quotations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92929" style:font-name="medium-content-sans-serif-font" fo:font-size="14pt" fo:letter-spacing="normal" fo:language="en" fo:country="US" fo:font-style="normal" fo:font-weight="normal" officeooo:rsid="000c303e" officeooo:paragraph-rsid="000dcbdb" loext:padding="0in" loext:border="none"/>
    </style:style>
    <style:style style:name="P14" style:family="paragraph" style:parent-style-name="Quotations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92929" style:font-name="medium-content-sans-serif-font" fo:font-size="14pt" fo:letter-spacing="normal" fo:font-style="normal" fo:font-weight="normal" officeooo:rsid="000c303e" officeooo:paragraph-rsid="000c303e"/>
    </style:style>
    <style:style style:name="P15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en" fo:country="US" loext:padding="0in" loext:border="none"/>
    </style:style>
    <style:style style:name="T1" style:family="text">
      <style:text-properties officeooo:rsid="00048b19"/>
    </style:style>
    <style:style style:name="T2" style:family="text">
      <style:text-properties officeooo:rsid="0005fce4"/>
    </style:style>
    <style:style style:name="T3" style:family="text">
      <style:text-properties fo:font-variant="normal" fo:text-transform="none" fo:color="#292929" style:font-name="Menlo" fo:font-size="12pt" fo:letter-spacing="normal" fo:font-style="normal" fo:font-weight="normal" officeooo:rsid="0007d527"/>
    </style:style>
    <style:style style:name="T4" style:family="text">
      <style:text-properties fo:font-variant="normal" fo:text-transform="none" fo:color="#292929" style:font-name="Menlo" fo:font-size="12pt" fo:letter-spacing="normal" fo:font-style="normal" fo:font-weight="normal" officeooo:rsid="0009b1b7"/>
    </style:style>
    <style:style style:name="T5" style:family="text">
      <style:text-properties fo:font-variant="normal" fo:text-transform="none" fo:color="#292929" style:font-name="Menlo" fo:font-size="12pt" fo:letter-spacing="normal" fo:font-style="normal" fo:font-weight="normal" officeooo:rsid="0009b1b7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292929" style:font-name="medium-content-sans-serif-font" fo:font-size="14pt" fo:letter-spacing="normal" fo:language="en" fo:country="US" fo:font-style="normal" fo:font-weight="normal" officeooo:rsid="000c303e" loext:padding="0in" loext:border="none"/>
    </style:style>
    <style:style style:name="T7" style:family="text">
      <style:text-properties fo:font-variant="normal" fo:text-transform="none" fo:color="#333333" style:font-name="Consolas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k : https://medium.com/@PhuQuangLe/th%E1%BB%B1c-h%C3%A0nh-set-up-kubernetes-cluster-tr%C3%AAn-aws-elastic-kubernetes-service-e8f3188c5d35</text:p>
      <text:p text:style-name="P1"/>
      <text:p text:style-name="P1">1)</text:p>
      <text:p text:style-name="P1">- <text:span text:style-name="T2">create IAM user with administrator permission</text:span></text:p>
      <text:p text:style-name="P1">account : devops-<text:span text:style-name="T2">01 , access key , access-ID</text:span></text:p>
      <text:p text:style-name="P2"/>
      <text:p text:style-name="P2">- into <text:span text:style-name="T2">local server, typing command : aws configure</text:span></text:p>
      <text:p text:style-name="P3"><text:s/></text:p>
      <text:p text:style-name="Standard">- <text:span text:style-name="T1">command create keypair to ssh into eks worker node</text:span></text:p>
      <text:p text:style-name="P6">aws ec2 create-key-pair --key-name k8s-demo --query 'KeyMaterial' --output text&gt; k8s-demo.pem</text:p>
      <text:p text:style-name="Standard"/>
      <text:p text:style-name="Standard">– <text:span text:style-name="T1">command create eks cluster</text:span></text:p>
      <text:p text:style-name="Standard">eksctl create cluster --name devops-01-cluster --nodegroup-name devops-01-cluster-node-group --node-type t2.micro --nodes 3 --nodes-min 3 --nodes-max 5 --ssh-access --ssh-public-key k8s-demo --managed --asg-access --zones=ap-southeast-1a,ap-southeast-1b</text:p>
      <text:p text:style-name="Standard"/>
      <text:p text:style-name="P4">- delete cluster-node-group</text:p>
      <text:p text:style-name="P12"><text:bookmark text:name="298e"/><text:span text:style-name="T3">eksctl delete cluster --region=ap-</text:span><text:span text:style-name="T5">south</text:span><text:span text:style-name="T3">east-1 --name=</text:span><text:span text:style-name="T4">devops-01-cluster</text:span></text:p>
      <text:p text:style-name="P7"><text:line-break/> </text:p>
      <text:p text:style-name="P9"/>
      <text:p text:style-name="P9">kiem tra dang login account aws nao</text:p>
      <text:p text:style-name="P11"><text:span text:style-name="T6">$ </text:span><text:span text:style-name="T7">aws sts get-caller-identity</text:span></text:p>
      <text:list xml:id="list1817373884" text:style-name="L1">
        <text:list-header>
          <text:p text:style-name="P15"/>
        </text:list-header>
        <text:list-item>
          <text:p text:style-name="P15">To create or update the kubeconfig file for your cluster, run the following command:</text:p>
        </text:list-item>
      </text:list>
      <text:p text:style-name="P10">$ aws eks --region ap-southeast-1 update-kubeconfig --name eks-cluster</text:p>
      <text:p text:style-name="P8"/>
      <text:p text:style-name="P8"/>
      <text:p text:style-name="P8">kubectl config get-contexts</text:p>
      <text:p text:style-name="P8">kubectl config use-context <text:a xlink:type="simple" xlink:href="mailto:kubernetes-admin@kubernetes" text:style-name="Internet_20_link" text:visited-style-name="Visited_20_Internet_20_Link">kubernetes-admin@kubernetes</text:a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Menlo, 'Courier New', monospace"/>
    <style:font-face style:name="Lohit Devanagari1" svg:font-family="'Lohit Devanagari'"/>
    <style:font-face style:name="Menlo" svg:font-family="Menlo, Monaco, 'Courier New', Courier, monospace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2:45:43.029702272</meta:creation-date>
    <meta:generator>LibreOffice/6.4.6.2$Linux_X86_64 LibreOffice_project/40$Build-2</meta:generator>
    <dc:date>2021-06-02T11:42:19.616006108</dc:date>
    <meta:editing-duration>PT3H35M19S</meta:editing-duration>
    <meta:editing-cycles>14</meta:editing-cycles>
    <meta:document-statistic meta:table-count="0" meta:image-count="0" meta:object-count="0" meta:page-count="1" meta:paragraph-count="20" meta:word-count="141" meta:character-count="1111" meta:non-whitespace-character-count="1003"/>
  </office:meta>
</office:document-meta>
</file>